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bfa4" style:font-size-asian="14pt" style:font-size-complex="14pt"/>
    </style:style>
    <style:style style:name="P2" style:family="paragraph" style:parent-style-name="Standard">
      <style:text-properties fo:font-size="14pt" officeooo:rsid="0007bfa4" officeooo:paragraph-rsid="0007bfa4" style:font-size-asian="14pt" style:font-size-complex="14pt"/>
    </style:style>
    <style:style style:name="P3" style:family="paragraph" style:parent-style-name="Standard">
      <style:text-properties fo:font-size="14pt" officeooo:rsid="000bb81b" officeooo:paragraph-rsid="000bb81b" style:font-size-asian="14pt" style:font-size-complex="14pt"/>
    </style:style>
    <style:style style:name="P4" style:family="paragraph" style:parent-style-name="Standard">
      <style:text-properties fo:font-size="14pt" officeooo:rsid="000c2188" officeooo:paragraph-rsid="000c2188" style:font-size-asian="14pt" style:font-size-complex="14pt"/>
    </style:style>
    <style:style style:name="P5" style:family="paragraph" style:parent-style-name="Standard">
      <style:text-properties fo:font-size="14pt" officeooo:rsid="00112df7" officeooo:paragraph-rsid="00112df7" style:font-size-asian="14pt" style:font-size-complex="14pt"/>
    </style:style>
    <style:style style:name="P6" style:family="paragraph" style:parent-style-name="Standard" style:list-style-name="L1">
      <style:text-properties fo:font-size="14pt" officeooo:rsid="00112df7" officeooo:paragraph-rsid="00112df7" style:font-size-asian="14pt" style:font-size-complex="14pt"/>
    </style:style>
    <style:style style:name="P7" style:family="paragraph" style:parent-style-name="Standard" style:list-style-name="L2">
      <style:text-properties fo:font-size="14pt" officeooo:rsid="0007bfa4" officeooo:paragraph-rsid="0007bfa4" style:font-size-asian="14pt" style:font-size-complex="14pt"/>
    </style:style>
    <style:style style:name="P8" style:family="paragraph" style:parent-style-name="Standard" style:list-style-name="L2">
      <style:text-properties fo:font-size="14pt" officeooo:rsid="000e941c" officeooo:paragraph-rsid="000e941c" style:font-size-asian="14pt" style:font-size-complex="14pt"/>
    </style:style>
    <style:style style:name="P9" style:family="paragraph" style:parent-style-name="Standard" style:list-style-name="L2">
      <style:text-properties fo:font-size="14pt" officeooo:rsid="00108e41" officeooo:paragraph-rsid="00108e41" style:font-size-asian="14pt" style:font-size-complex="14pt"/>
    </style:style>
    <style:style style:name="P10" style:family="paragraph" style:parent-style-name="Standard" style:list-style-name="L2">
      <style:text-properties fo:font-size="14pt" officeooo:rsid="00139fbf" officeooo:paragraph-rsid="00139fbf" style:font-size-asian="14pt" style:font-size-complex="14pt"/>
    </style:style>
    <style:style style:name="P11" style:family="paragraph" style:parent-style-name="Standard">
      <style:text-properties fo:font-size="14pt" officeooo:rsid="00139fbf" officeooo:paragraph-rsid="00139fbf" style:font-size-asian="14pt" style:font-size-complex="14pt"/>
    </style:style>
    <style:style style:name="T1" style:family="text">
      <style:text-properties fo:font-size="14pt" officeooo:rsid="0007bfa4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Notes Exos 42</text:span></text:p>
      <text:p text:style-name="P1"/>
      <text:p text:style-name="P5">Raccourcis et autres astuces :</text:p>
      <text:list xml:id="list2987796469" text:style-name="L1">
        <text:list-item>
          <text:p text:style-name="P6">ctrl + l : clear terminal</text:p>
        </text:list-item>
      </text:list>
      <text:p text:style-name="P1"/>
      <text:p text:style-name="P2">Shell00 :</text:p>
      <text:list xml:id="list2931808886" text:style-name="L2">
        <text:list-item>
          <text:p text:style-name="P7">touch -t 03220410 bonjour : créer un fichier bonjour a la date du 22/03 a 04 : 10</text:p>
        </text:list-item>
      </text:list>
      <text:p text:style-name="P3"/>
      <text:p text:style-name="P4">C00 :</text:p>
      <text:list xml:id="list172826393987067" text:continue-numbering="true" text:style-name="L2">
        <text:list-item>
          <text:p text:style-name="P8">ex05 (ft_print_comb) : </text:p>
          <text:list>
            <text:list-item>
              <text:p text:style-name="P8">faire attention aux boucles</text:p>
            </text:list-item>
            <text:list-item>
              <text:p text:style-name="P8">faire attention à l’incrementation des variables</text:p>
            </text:list-item>
            <text:list-item>
              <text:p text:style-name="P8">faire attention aux singletons pour les valeurs des chars : ‘1’ != 1</text:p>
            </text:list-item>
          </text:list>
        </text:list-item>
        <text:list-item>
          <text:p text:style-name="P9">ex06 (ft_print_comb2) :</text:p>
          <text:list>
            <text:list-item>
              <text:p text:style-name="P9">faire attention aux boucles</text:p>
            </text:list-item>
            <text:list-item>
              <text:p text:style-name="P9">utiliser 2 duos d’int &lt; 9</text:p>
            </text:list-item>
            <text:list-item>
              <text:p text:style-name="P9">commencer à -1 et incrementer dans la condition de la boucle pour gagner de la place et faciliter l’incrementation</text:p>
            </text:list-item>
            <text:list-item>
              <text:p text:style-name="P9">faire un putint avec les conditions par rapport à l’affichage</text:p>
            </text:list-item>
          </text:list>
        </text:list-item>
      </text:list>
      <text:p text:style-name="P11"/>
      <text:p text:style-name="P11">C01 :</text:p>
      <text:list xml:id="list172826589484352" text:continue-numbering="true" text:style-name="L2">
        <text:list-item>
          <text:p text:style-name="P10">ex07 (ft_rev_int_tab) :</text:p>
          <text:list>
            <text:list-item>
              <text:p text:style-name="P10">faire un tri dichotomique</text:p>
            </text:list-item>
            <text:list-item>
              <text:p text:style-name="P10">faire un mid different en fonction de si le nombre de valeurs est pair ou impair</text:p>
            </text:list-item>
          </text:list>
        </text:list-item>
      </text:list>
      <text:p text:style-name="P11"/>
      <text:p text:style-name="P11">C02 :</text:p>
      <text:list xml:id="list172825069791969" text:continue-numbering="true" text:style-name="L2">
        <text:list-item>
          <text:p text:style-name="P10">ex09 (ft_strcapitalize) :</text:p>
          <text:list>
            <text:list-item>
              <text:p text:style-name="P10">faire les majs avec tous les caracteres imprimabl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4:50:03.015795333</meta:creation-date>
    <dc:date>2020-10-01T17:01:12.382697017</dc:date>
    <meta:editing-duration>PT1H17M25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158" meta:character-count="814" meta:non-whitespace-character-count="688"/>
  </office:meta>
</office:document-meta>
</file>